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application/rdf+xml" manifest:full-path="manifest.rdf"/>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1" style:master-page-name="Standard">
      <style:paragraph-properties style:page-number="auto"/>
    </style:style>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itle is not set in the properties</text:p>
      <text:p text:style-name="p"><text:a xlink:type="simple" xlink:href="http://ice.usq.edu.au/trac/ticket/5779">http://ice.usq.edu.au/trac/ticket/5779</text:a></text:p>
      <text:p text:style-name="bq1">“If you don't set the title in the properties then only the TOC shows in HTML rendition. Revision 9601.”</text:p>
      <text:p text:style-name="h1">Another heading to create TOC</text:p>
      <text:p text:style-name="p">testing an external link <text:a xlink:type="simple" xlink:href="http://www.usq.edu.au/" office:target-frame-name="_blank" xlink:show="new">here</text:a></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Untitled</text:title></text:p>
            </table:table-cell>
            <table:table-cell table:style-name="BodyFooter.A1" office:value-type="string">
              <text:p text:style-name="MP1"><text:span text:style-name="i-b"><text:page-number text:select-page="current">1</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master-page style:name="TOC_20_Page" style:display-name="TOC Page" style:page-layout-name="Mpm9"/>
    <style:master-page style:name="Copyright_20_Page" style:display-name="Copyright Page" style:page-layout-name="Mpm2"/>
    <style:master-page style:name="Module_20_01" style:display-name="Module 01" style:page-layout-name="M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Untitled</text:title></text:p>
            </table:table-cell>
            <table:table-cell table:style-name="Table46.A1" office:value-type="string">
              <text:p text:style-name="MP1"><text:span text:style-name="i-b"><text:page-number text:select-page="current">1</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Untitled</dc:title>
    <meta:initial-creator>Daniel de Byl</meta:initial-creator>
    <meta:creation-date>2007-02-05T13:22:46</meta:creation-date>
    <dc:date>2010-05-13T15:30:18</dc:date>
    <dc:language>en-US</dc:language>
    <meta:editing-cycles>5</meta:editing-cycles>
    <meta:editing-duration>PT00H04M21S</meta:editing-duration>
    <meta:document-statistic meta:table-count="48" meta:image-count="0" meta:object-count="0" meta:page-count="1" meta:paragraph-count="57" meta:word-count="88" meta:character-count="380"/>
    <dc:creator>Bron Chandler</dc:creator>
    <meta:user-defined meta:name="Info 1"/>
    <meta:user-defined meta:name="Info 2"/>
    <meta:user-defined meta:name="Info 3"/>
    <meta:user-defined meta:name="Info 4"/>
    <meta:template xlink:type="simple" xlink:actuate="onRequest" xlink:title="ice-template" xlink:href="../../../templates/ice-template.ott" meta:date="2007-02-05T13:22:46"/>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